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Montserrat" svg:font-family="Montserrat"/>
    <style:font-face style:name="helvetica" svg:font-family="helvetica" style:font-family-generic="swiss"/>
    <style:font-face style:name="Nimbus Sans L" svg:font-family="'Nimbus Sans L'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helvetic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helvetic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style:font-name="helvetic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1.431cm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none" svg:stroke-color="#000000" draw:fill="none" draw:fill-color="#ffffff" fo:min-height="1.431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17.001cm" svg:height="1.431cm" svg:x="2cm" svg:y="1.199cm"><draw:text-box><text:p><text:span text:style-name="T1">[HELLO]</text:span></text:p></draw:text-box></draw:frame><draw:frame text:anchor-type="paragraph" draw:z-index="1" draw:name="Forme1" draw:style-name="gr2" draw:text-style-name="P3" svg:width="17.001cm" svg:height="1.431cm" svg:x="1.97cm" svg:y="5.001cm"><draw:text-box><text:p text:style-name="P2"><text:span text:style-name="T1">[WORLD]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Montserrat" svg:font-family="Montserrat"/>
    <style:font-face style:name="helvetica" svg:font-family="helvetica" style:font-family-generic="swiss"/>
    <style:font-face style:name="Nimbus Sans L" svg:font-family="'Nimbus Sans L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o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ontserrat" fo:font-family="Montserrat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" fo:font-family="Lato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" fo:font-family="Lat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" fo:font-family="Lato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TEXIER</meta:initial-creator>
    <meta:creation-date>2017-06-26T22:16:10.648043769</meta:creation-date>
    <dc:date>2017-06-26T22:24:02.938823954</dc:date>
    <dc:creator>Brice TEXIER</dc:creator>
    <meta:editing-duration>PT7M5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